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2"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3" style:family="paragraph" style:parent-style-name="Text_20_body">
      <style:text-properties style:font-name="Arial" fo:font-size="12pt" style:font-size-asian="12pt" style:font-size-complex="12pt"/>
    </style:style>
    <style:style style:name="P4"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size-complex="12pt"/>
    </style:style>
    <style:style style:name="P5" style:family="paragraph" style:parent-style-name="Text_20_body" style:list-style-name="L1">
      <style:paragraph-properties fo:margin-left="0in" fo:margin-right="0in" fo:margin-top="0in" fo:margin-bottom="0.0972in" loext:contextual-spacing="false"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size-complex="12pt"/>
    </style:style>
    <style:style style:name="P6"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paragraph-rsid="001130a6" style:font-size-asian="12pt" style:font-size-complex="12pt"/>
    </style:style>
    <style:style style:name="P9" style:family="paragraph" style:parent-style-name="Text_20_body">
      <style:paragraph-properties fo:margin-left="0in" fo:margin-right="0in" fo:orphans="2" fo:widows="2" fo:text-indent="0in" style:auto-text-indent="false"/>
      <style:text-properties style:font-name="Arial" fo:font-size="12pt" style:font-size-asian="12pt" style:font-size-complex="12pt"/>
    </style:style>
    <style:style style:name="P10" style:family="paragraph" style:parent-style-name="Text_20_body">
      <style:paragraph-properties fo:margin-left="0in" fo:margin-right="0in" fo:margin-top="0in" fo:margin-bottom="0.139in" loext:contextual-spacing="false" fo:orphans="2" fo:widows="2" fo:text-indent="0in" style:auto-text-indent="false"/>
      <style:text-properties fo:font-variant="normal" fo:text-transform="none" fo:color="#000000" style:font-name="Arial" fo:font-size="12pt" fo:letter-spacing="normal" fo:font-style="normal" fo:font-weight="normal" officeooo:paragraph-rsid="001130a6" style:font-size-asian="12pt" style:font-size-complex="12pt"/>
    </style:style>
    <style:style style:name="P11" style:family="paragraph" style:parent-style-name="Text_20_body">
      <style:paragraph-properties fo:margin-left="0.4925in" fo:margin-right="0in" fo:margin-top="0in" fo:margin-bottom="0.139in" loext:contextual-spacing="false" fo:text-indent="0in" style:auto-text-indent="false"/>
      <style:text-properties style:font-name="Arial" fo:font-size="12pt" style:font-size-asian="12pt" style:font-size-complex="12pt"/>
    </style:style>
    <style:style style:name="P12" style:family="paragraph" style:parent-style-name="Text_20_body">
      <style:paragraph-properties fo:margin-left="0.4925in" fo:margin-right="0in" fo:margin-top="0in" fo:margin-bottom="0.139in" loext:contextual-spacing="false"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officeooo:rsid="001130a6"/>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tracked-changes>
        <text:changed-region xml:id="ct3156104671712" text:id="ct3156104671712">
          <text:deletion>
            <office:change-info>
              <dc:creator>Unknown Author</dc:creator>
              <dc:date>2023-11-21T15:00:50</dc:date>
            </office:change-info>
            <text:p text:style-name="P10">Copyright &lt;YEAR&gt; &lt;COPYRIGHT HOLDER&gt;</text:p>
          </text:deletion>
        </text:changed-region>
        <text:changed-region xml:id="ct3156104667872" text:id="ct3156104667872">
          <text:insertion>
            <office:change-info>
              <dc:creator>Unknown Author</dc:creator>
              <dc:date>2023-11-21T14:55:23.105000000</dc:date>
            </office:change-info>
          </text:insertion>
        </text:changed-region>
        <text:changed-region xml:id="ct3156104666672" text:id="ct3156104666672">
          <text:deletion>
            <office:change-info>
              <dc:creator>Unknown Author</dc:creator>
              <dc:date>2023-11-21T14:55:23.105000000</dc:date>
            </office:change-info>
            <text:p text:style-name="P2">in source and binary forms</text:p>
          </text:deletion>
        </text:changed-region>
        <text:changed-region xml:id="ct3156104670752" text:id="ct3156104670752">
          <text:insertion>
            <office:change-info>
              <dc:creator>Unknown Author</dc:creator>
              <dc:date>2023-11-21T14:56:01</dc:date>
            </office:change-info>
          </text:insertion>
        </text:changed-region>
        <text:changed-region xml:id="ct3156104679152" text:id="ct3156104679152">
          <text:deletion>
            <office:change-info>
              <dc:creator>Unknown Author</dc:creator>
              <dc:date>2023-11-21T14:56:00</dc:date>
            </office:change-info>
            <text:p text:style-name="P11">of</text:p>
          </text:deletion>
        </text:changed-region>
        <text:changed-region xml:id="ct3156104679392" text:id="ct3156104679392">
          <text:insertion>
            <office:change-info>
              <dc:creator>Unknown Author</dc:creator>
              <dc:date>2023-11-21T14:56:05</dc:date>
            </office:change-info>
          </text:insertion>
        </text:changed-region>
        <text:changed-region xml:id="ct3156104673872" text:id="ct3156104673872">
          <text:deletion>
            <office:change-info>
              <dc:creator>Unknown Author</dc:creator>
              <dc:date>2023-11-21T14:56:08</dc:date>
            </office:change-info>
            <text:p text:style-name="P11">code</text:p>
          </text:deletion>
        </text:changed-region>
        <text:changed-region xml:id="ct3156104674352" text:id="ct3156104674352">
          <text:deletion>
            <office:change-info>
              <dc:creator>Unknown Author</dc:creator>
              <dc:date>2023-11-21T14:56:20</dc:date>
            </office:change-info>
            <text:p text:style-name="P11">the above </text:p>
          </text:deletion>
        </text:changed-region>
        <text:changed-region xml:id="ct3156104676032" text:id="ct3156104676032">
          <text:insertion>
            <office:change-info>
              <dc:creator>Unknown Author</dc:creator>
              <dc:date>2023-11-21T14:56:23</dc:date>
            </office:change-info>
          </text:insertion>
        </text:changed-region>
        <text:changed-region xml:id="ct3156104666432" text:id="ct3156104666432">
          <text:insertion>
            <office:change-info>
              <dc:creator>Unknown Author</dc:creator>
              <dc:date>2023-11-21T14:56:30</dc:date>
            </office:change-info>
          </text:insertion>
        </text:changed-region>
        <text:changed-region xml:id="ct3156104679632" text:id="ct3156104679632">
          <text:deletion>
            <office:change-info>
              <dc:creator>Unknown Author</dc:creator>
              <dc:date>2023-11-21T14:56:39</dc:date>
            </office:change-info>
            <text:p text:style-name="P11">, this list of conditions and the following disclaimer</text:p>
          </text:deletion>
        </text:changed-region>
        <text:changed-region xml:id="ct3156104667632" text:id="ct3156104667632">
          <text:insertion>
            <office:change-info>
              <dc:creator>Unknown Author</dc:creator>
              <dc:date>2023-11-21T14:55:23.105000000</dc:date>
            </office:change-info>
          </text:insertion>
        </text:changed-region>
        <text:changed-region xml:id="ct3156104673392" text:id="ct3156104673392">
          <text:deletion>
            <office:change-info>
              <dc:creator>Unknown Author</dc:creator>
              <dc:date>2023-11-21T14:55:23.105000000</dc:date>
            </office:change-info>
            <text:p text:style-name="P4">the above </text:p>
          </text:deletion>
        </text:changed-region>
        <text:changed-region xml:id="ct3156104680352" text:id="ct3156104680352">
          <text:insertion>
            <office:change-info>
              <dc:creator>Unknown Author</dc:creator>
              <dc:date>2023-11-21T14:58:18</dc:date>
            </office:change-info>
          </text:insertion>
        </text:changed-region>
        <text:changed-region xml:id="ct3156104679872" text:id="ct3156104679872">
          <text:insertion>
            <office:change-info>
              <dc:creator>Unknown Author</dc:creator>
              <dc:date>2023-11-21T14:58:24</dc:date>
            </office:change-info>
          </text:insertion>
        </text:changed-region>
        <text:changed-region xml:id="ct3156104670512" text:id="ct3156104670512">
          <text:insertion>
            <office:change-info>
              <dc:creator>Unknown Author</dc:creator>
              <dc:date>2023-11-21T14:55:23.105000000</dc:date>
            </office:change-info>
          </text:insertion>
        </text:changed-region>
        <text:changed-region xml:id="ct3156104668352" text:id="ct3156104668352">
          <text:insertion>
            <office:change-info>
              <dc:creator>Unknown Author</dc:creator>
              <dc:date>2023-11-21T14:55:23.105000000</dc:date>
            </office:change-info>
          </text:insertion>
        </text:changed-region>
        <text:changed-region xml:id="ct3156104674832" text:id="ct3156104674832">
          <text:deletion>
            <office:change-info>
              <dc:creator>Unknown Author</dc:creator>
              <dc:date>2023-11-21T14:55:23.105000000</dc:date>
            </office:change-info>
            <text:p text:style-name="P4">.</text:p>
          </text:deletion>
        </text:changed-region>
        <text:changed-region xml:id="ct3156104678192" text:id="ct3156104678192">
          <text:insertion>
            <office:change-info>
              <dc:creator>Unknown Author</dc:creator>
              <dc:date>2023-11-21T14:57:28</dc:date>
            </office:change-info>
          </text:insertion>
        </text:changed-region>
        <text:changed-region xml:id="ct3156104678432" text:id="ct3156104678432">
          <text:insertion>
            <office:change-info>
              <dc:creator>Unknown Author</dc:creator>
              <dc:date>2023-11-21T14:55:23.105000000</dc:date>
            </office:change-info>
          </text:insertion>
        </text:changed-region>
        <text:changed-region xml:id="ct3156104681072" text:id="ct3156104681072">
          <text:deletion>
            <office:change-info>
              <dc:creator>Unknown Author</dc:creator>
              <dc:date>2023-11-21T14:55:23.105000000</dc:date>
            </office:change-info>
            <text:p text:style-name="P11">3. Neither the name of the copyright holder nor the names of its contributors may be used to endorse or promote products derived from this software without specific prior written permission.</text:p>
            <text:p text:style-name="P8"/>
          </text:deletion>
        </text:changed-region>
        <text:changed-region xml:id="ct3156104669792" text:id="ct3156104669792">
          <text:insertion>
            <office:change-info>
              <dc:creator>Unknown Author</dc:creator>
              <dc:date>2023-11-21T14:59:27</dc:date>
            </office:change-info>
          </text:insertion>
        </text:changed-region>
        <text:changed-region xml:id="ct3156104678912" text:id="ct3156104678912">
          <text:insertion>
            <office:change-info>
              <dc:creator>Unknown Author</dc:creator>
              <dc:date>2023-11-21T14:55:23.105000000</dc:date>
            </office:change-info>
          </text:insertion>
        </text:changed-region>
        <text:changed-region xml:id="ct3156104675072" text:id="ct3156104675072">
          <text:deletion>
            <office:change-info>
              <dc:creator>Unknown Author</dc:creator>
              <dc:date>2023-11-21T14:55:23.105000000</dc:date>
            </office:change-info>
            <text:p text:style-name="P1">COPYRIGHT HOLDERS AND </text:p>
          </text:deletion>
        </text:changed-region>
        <text:changed-region xml:id="ct3156104668592" text:id="ct3156104668592">
          <text:insertion>
            <office:change-info>
              <dc:creator>Unknown Author</dc:creator>
              <dc:date>2023-11-21T14:55:23.105000000</dc:date>
            </office:change-info>
          </text:insertion>
        </text:changed-region>
        <text:changed-region xml:id="ct3156104675312" text:id="ct3156104675312">
          <text:deletion>
            <office:change-info>
              <dc:creator>Unknown Author</dc:creator>
              <dc:date>2023-11-21T14:55:23.105000000</dc:date>
            </office:change-info>
            <text:p text:style-name="P1">EXPRESS</text:p>
          </text:deletion>
        </text:changed-region>
        <text:changed-region xml:id="ct3156104675792" text:id="ct3156104675792">
          <text:insertion>
            <office:change-info>
              <dc:creator>Unknown Author</dc:creator>
              <dc:date>2023-11-21T14:55:23.105000000</dc:date>
            </office:change-info>
          </text:insertion>
        </text:changed-region>
        <text:changed-region xml:id="ct3156104677712" text:id="ct3156104677712">
          <text:deletion>
            <office:change-info>
              <dc:creator>Unknown Author</dc:creator>
              <dc:date>2023-11-21T14:55:23.105000000</dc:date>
            </office:change-info>
            <text:p text:style-name="P1">COPYRIGHT HOLDER OR CONTRIBUTORS </text:p>
          </text:deletion>
        </text:changed-region>
        <text:changed-region xml:id="ct3156104667152" text:id="ct3156104667152">
          <text:deletion>
            <office:change-info>
              <dc:creator>Unknown Author</dc:creator>
              <dc:date>2023-11-21T14:55:23.105000000</dc:date>
            </office:change-info>
            <text:p text:style-name="P1"><text:s/></text:p>
          </text:deletion>
        </text:changed-region>
        <text:changed-region xml:id="ct3156104669312" text:id="ct3156104669312">
          <text:insertion>
            <office:change-info>
              <dc:creator>Unknown Author</dc:creator>
              <dc:date>2023-11-21T14:55:23.105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change text:change-id="ct3156104671712"/></text:p>
      <text:p text:style-name="P2">Redistribution and use <text:change-start text:change-id="ct3156104667872"/>of this software and associated documentation (“Software”)<text:change-end text:change-id="ct3156104667872"/><text:change text:change-id="ct3156104666672"/>, with or without modification, are permitted provided that the following conditions are met:</text:p>
      <text:p text:style-name="P11">1. Redistributions <text:change-start text:change-id="ct3156104670752"/><text:span text:style-name="T2">in</text:span><text:change-end text:change-id="ct3156104670752"/><text:change text:change-id="ct3156104679152"/> source <text:change-start text:change-id="ct3156104679392"/><text:span text:style-name="T2">form</text:span><text:change-end text:change-id="ct3156104679392"/><text:change text:change-id="ct3156104673872"/> must retain <text:change text:change-id="ct3156104674352"/>copyright<text:change-start text:change-id="ct3156104676032"/> <text:span text:style-name="T2">statements and</text:span><text:change-end text:change-id="ct3156104676032"/> notice<text:change-start text:change-id="ct3156104666432"/><text:span text:style-name="T2">s</text:span><text:change-end text:change-id="ct3156104666432"/><text:change text:change-id="ct3156104679632"/>.</text:p>
      <text:list xml:id="list2839628361" text:style-name="L1">
        <text:list-header>
          <text:p text:style-name="P5"><text:span text:style-name="T2">2.</text:span> Redistributions in binary form must reproduce <text:change-start text:change-id="ct3156104667632"/>applicable <text:change-end text:change-id="ct3156104667632"/><text:change text:change-id="ct3156104673392"/>copyright <text:change-start text:change-id="ct3156104680352"/><text:span text:style-name="T2">statements and </text:span><text:change-end text:change-id="ct3156104680352"/>notice<text:change-start text:change-id="ct3156104679872"/><text:span text:style-name="T2">s</text:span><text:change-end text:change-id="ct3156104679872"/>, this list of conditions<text:change-start text:change-id="ct3156104670512"/>,<text:change-end text:change-id="ct3156104670512"/> and the following disclaimer in the documentation and/or other materials provided with the distribution<text:change-start text:change-id="ct3156104668352"/>, and<text:change-end text:change-id="ct3156104668352"/><text:change text:change-id="ct3156104674832"/></text:p>
          <text:p text:style-name="P5"><text:span text:style-name="T2">3.</text:span><text:change-start text:change-id="ct3156104678192"/><text:span text:style-name="T2"> </text:span><text:change-end text:change-id="ct3156104678192"/><text:change-start text:change-id="ct3156104678432"/>Redistributions must contain a verbatim copy of this document.</text:p>
        </text:list-header>
      </text:list>
      <text:p text:style-name="P12"><text:change-end text:change-id="ct3156104678432"/><text:change text:change-id="ct3156104681072"/><text:change-start text:change-id="ct3156104669792"/>The OpenLDAP Foundation may revise this license from time to time. Each revision is distinguished by a version number. You may use this Software under terms of this license revision or under the terms of any subsequent revision of the license.</text:p>
      <text:p text:style-name="P1"><text:change-end text:change-id="ct3156104669792"/>THIS SOFTWARE IS PROVIDED BY THE <text:change-start text:change-id="ct3156104678912"/>OPENLDAP FOUNDATION AND ITS <text:change-end text:change-id="ct3156104678912"/><text:change text:change-id="ct3156104675072"/>CONTRIBUTORS “AS IS” AND ANY <text:change-start text:change-id="ct3156104668592"/>EXPRESSED<text:change-end text:change-id="ct3156104668592"/><text:change text:change-id="ct3156104675312"/> OR IMPLIED WARRANTIES, INCLUDING, BUT NOT LIMITED TO, THE IMPLIED WARRANTIES OF MERCHANTABILITY AND FITNESS FOR A PARTICULAR PURPOSE ARE DISCLAIMED. IN NO EVENT SHALL THE <text:change-start text:change-id="ct3156104675792"/>OPENLDAP FOUNDATION, ITS CONTRIBUTORS, OR THE AUTHOR(S) OR OWNER(S) OF THE SOFTWARE <text:change-end text:change-id="ct3156104675792"/><text:change text:change-id="ct3156104677712"/>BE LIABLE FOR ANY DIRECT, INDIRECT, INCIDENTAL, SPECIAL, EXEMPLARY, OR CONSEQUENTIAL DAMAGES (INCLUDING,<text:change text:change-id="ct3156104667152"/>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text:change-start text:change-id="ct3156104669312"/>The names of the authors and copyright holders must not be used in advertising or otherwise to promote the sale, use or other dealing in this Software without specific, written prior permission. Title to copyright in this Software shall at all times remain with copyright holders.</text:p>
      <text:p text:style-name="P1">OpenLDAP is a registered trademark of the OpenLDAP Foundation.</text:p>
      <text:p text:style-name="P9"><text:span text:style-name="T1">Copyright 1999-2003 The OpenLDAP Foundation, Redwood City, California, USA. All Rights Reserved. Permission to copy and distribute verbatim copies of this document is granted.</text:span><text:change-end text:change-id="ct315610466931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1T14:51:36.636000000</meta:creation-date>
    <dc:date>2023-11-21T15:02:02.857000000</dc:date>
    <meta:editing-duration>PT7M53S</meta:editing-duration>
    <meta:editing-cycles>2</meta:editing-cycles>
    <meta:generator>LibreOffice/6.3.4.2$Windows_X86_64 LibreOffice_project/60da17e045e08f1793c57c00ba83cdfce946d0aa</meta:generator>
    <meta:document-statistic meta:table-count="0" meta:image-count="0" meta:object-count="0" meta:page-count="1" meta:paragraph-count="9" meta:word-count="319" meta:character-count="2118" meta:non-whitespace-character-count="1808"/>
  </office:meta>
</office:document-meta>
</file>